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principaux lieux d'Holyspirit :</text:p>
      <text:p text:style-name="Standard"/>
      <text:list xml:id="list33142120" text:style-name="L2">
        <text:list-item>
          <text:p text:style-name="P1">L'abbaye</text:p>
          <text:p text:style-name="P1">Lieu de départ du héros, certains pnj s'y sont rassemblés espèrant y trouver l'aide de la Providence. C'est une zone neutre où le héros peut se reposer, commercer, faire du craft et recevoir des quêtes. Vous y rencontrerez l'abbé Chamel, doyen des moines de la communauté, qui travaille sans relâche pour proteger l'abbaye de l'assaut des forces du Mal. </text:p>
        </text:list-item>
        <text:list-item>
          <text:p text:style-name="P1">Les catacombes</text:p>
          <text:p text:style-name="P1">Anciens souterrains de terre et de pierre ayant servis de cimetière collectif lors de massacres et de guerres de grandes envergures. Les morts n'y ont plus le repos éternels et seuls les habitués du combat osent s'y aventurer. Malheureusement,c'est aussi le seul passage possible pour le héros si il veut pouvoir rejoindre facilement la ville.</text:p>
        </text:list-item>
        <text:list-item>
          <text:p text:style-name="P1">La crypte</text:p>
          <text:p text:style-name="P1">Complexe de salles richement ornées entre les catacombes et l'église de la ville. Y sont enterrés les restes des rois de jadis. Le héros pourrait bien y rencontrer un prêtre démoniaque à l'origine du réveil des anciens.</text:p>
        </text:list-item>
        <text:list-item>
          <text:p text:style-name="P1">Le cimetière</text:p>
          <text:p text:style-name="P1">Ancien cimetière de la ville, il est aujourd'hui à l'abandon, ce qui en fait une excellente source de cadavres pour les prêtres démoniaques. Qui sais quelles reliques ou quelles monstruosité vous pourriez-y trouver ?</text:p>
        </text:list-item>
        <text:list-item>
          <text:p text:style-name="P1">Le mausolée</text:p>
          <text:p text:style-name="P1">Ancienne tombe d'un riche dignitaire, elle est maintenant le repère du terrible Faucheur. Une créature infernale s'attaquant aux populations locales pendant les nuits les plus noires. Mais est-ce une léngende ou bien existe-t-elle réellement ? Qui pourrait être à l'origine de cette affaire ? </text:p>
        </text:list-item>
        <text:list-item>
          <text:p text:style-name="P1">La maison abandonnée</text:p>
          <text:p text:style-name="P1">Qui irait penser qu'il se passes de terrible choses dans les sous-sol de cette bâtisse aux airs ruraux ? </text:p>
        </text:list-item>
        <text:list-item>
          <text:p text:style-name="P1">La ville haute</text:p>
          <text:p text:style-name="P1">Il s'agit de la zone de la ville comprenant l'eglise. C'est un quartier assez ancien et normalement paisible. Mais depuis le début de l'Apocalypse, seul des bandes organisées en milice écument les rues à la recherche d'homme à traquer. Certains civils s'y sont peut-être retranchés en espérant qu'on vienne les secourir. La zone la plus au Nord est contrôlée par la guarde de la ville, ou du moins ce qu'il en est advenu. </text:p>
        </text:list-item>
        <text:list-item>
          <text:p text:style-name="P1">La ville basse</text:p>
          <text:p text:style-name="P1">Partie plus récente de la ville, personne n'a de nouvelles sur ce qui s'y passe depuis le début du carnage.</text:p>
        </text:list-item>
        <text:list-item>
          <text:p text:style-name="P1">Le palais</text:p>
          <text:p text:style-name="P1">Bâtiment officiel de l'Empereur, il est protégé par sa garde personnelle. Autrefois resplendissant, il est maintenant malsain de s'y aventurer. On dit que les courtisans sont devenus fous, que l'Empereur lui-même est cinglé et se délecte à torturer et executer les citoyens capturés dans la ville.</text:p>
          <text:p text:style-name="P1"><text:s/></text:p>
        </text:list-item>
        <text:list-item>
          <text:p text:style-name="P1"><text:soft-page-break/>Les terres agraires</text:p>
          <text:p text:style-name="P1">Anciennement terres cultivables de l'empire, il ne s'agit plus que de landes dévastées et fuies par la population. On y trouve les restes de fermes laissées à l'abandon et de champs calcinés ou en friche.</text:p>
        </text:list-item>
        <text:list-item>
          <text:p text:style-name="P1">La forêt de Malemort<text:tab/></text:p>
          <text:p text:style-name="P1">Forêt entourant l'abbaye, la légende raconte que les arbres y sont si grands uniquement parce que lieu fut autrefois témoin d'une immense bataille, les racines se nourissant des cadavres mutilés. Ceux qui se sont approchés de la lisière de la forêt on reporté avoir entendu les grognements de créatures qui n'ont plus rien d'animal. Mais même la forêt elle-même donne l'impression d'être un immense prédateur.</text:p>
        </text:list-item>
        <text:list-item>
          <text:p text:style-name="P1">Les marais</text:p>
          <text:p text:style-name="P1"><text:s/></text:p>
        </text:list-item>
        <text:list-item>
          <text:p text:style-name="P1">Les carrières d'Ocre</text:p>
          <text:p text:style-name="P1"/>
        </text:list-item>
        <text:list-item>
          <text:p text:style-name="P1">Les mi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3M47S</meta:editing-duration>
    <meta:editing-cycles>33</meta:editing-cycles>
    <meta:generator>OpenOffice.org/3.1$Win32 OpenOffice.org_project/310m19$Build-9420</meta:generator>
    <dc:date>2010-01-08T13:26:33.41</dc:date>
    <dc:creator>Corentin Naisse</dc:creator>
    <meta:document-statistic meta:table-count="0" meta:image-count="0" meta:object-count="0" meta:page-count="2" meta:paragraph-count="28" meta:word-count="553" meta:character-count="3223"/>
    <meta:user-defined meta:name="Info 1"/>
    <meta:user-defined meta:name="Info 2"/>
    <meta:user-defined meta:name="Info 3"/>
    <meta:user-defined meta:name="Info 4"/>
  </office:meta>
</office:document-meta>
</file>